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93in" text:min-label-width="0in" text:list-level-position-and-space-mode="label-alignment">
          <style:list-level-label-alignment text:label-followed-by="listtab" fo:margin-left="0.09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06in" text:min-label-width="0in" text:list-level-position-and-space-mode="label-alignment">
          <style:list-level-label-alignment text:label-followed-by="listtab" fo:margin-left="0.750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093in" text:min-label-width="0in" text:list-level-position-and-space-mode="label-alignment">
          <style:list-level-label-alignment text:label-followed-by="listtab" fo:margin-left="0.093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06in" text:min-label-width="0in" text:list-level-position-and-space-mode="label-alignment">
          <style:list-level-label-alignment text:label-followed-by="listtab" fo:margin-left="0.7506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-">
        <style:list-level-properties text:space-before="0.093in" text:min-label-width="0in" text:list-level-position-and-space-mode="label-alignment">
          <style:list-level-label-alignment text:label-followed-by="listtab" fo:margin-left="0.093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06in" text:min-label-width="0in" text:list-level-position-and-space-mode="label-alignment">
          <style:list-level-label-alignment text:label-followed-by="listtab" fo:margin-left="0.7506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text-align="start" fo:margin-bottom="0.3173in" fo:line-height="139%" fo:margin-left="-0.0034in" fo:margin-right="-0.0104in">
        <style:tab-stops/>
      </style:paragraph-properties>
    </style:style>
    <style:style style:name="T3" style:parent-style-name="DefaultParagraphFont" style:family="text">
      <style:text-properties fo:color="#646464"/>
    </style:style>
    <style:style style:name="P4" style:parent-style-name="Heading2" style:family="paragraph">
      <style:paragraph-properties fo:margin-left="-0.0027in">
        <style:tab-stops/>
      </style:paragraph-properties>
    </style:style>
    <style:style style:name="P5" style:parent-style-name="Normal" style:family="paragraph">
      <style:paragraph-properties fo:margin-bottom="0.3583in" fo:line-height="179%" fo:margin-left="-0.0027in" fo:margin-right="0in">
        <style:tab-stops/>
      </style:paragraph-properties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Heading2" style:family="paragraph">
      <style:paragraph-properties fo:margin-left="-0.0027in">
        <style:tab-stops/>
      </style:paragraph-properties>
    </style:style>
    <style:style style:name="P10" style:parent-style-name="Normal" style:family="paragraph">
      <style:paragraph-properties fo:margin-left="-0.0027in" fo:margin-right="0in">
        <style:tab-stops/>
      </style:paragraph-properties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Normal" style:family="paragraph">
      <style:paragraph-properties fo:margin-right="0in" fo:text-indent="-0.093in"/>
    </style:style>
    <style:style style:name="P14" style:parent-style-name="Normal" style:family="paragraph">
      <style:paragraph-properties fo:margin-bottom="0.4361in" fo:margin-right="0in" fo:text-indent="-0.093in"/>
    </style:style>
    <style:style style:name="P15" style:parent-style-name="Normal" style:family="paragraph">
      <style:paragraph-properties fo:margin-bottom="0in" fo:line-height="179%" fo:margin-left="-0.0027in" fo:margin-right="2.1041in">
        <style:tab-stops/>
      </style:paragraph-properties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paragraph-properties fo:margin-right="0in" fo:text-indent="-0.093in"/>
    </style:style>
    <style:style style:name="P18" style:parent-style-name="Normal" style:family="paragraph">
      <style:paragraph-properties fo:margin-bottom="0.4798in" fo:margin-right="0in" fo:text-indent="-0.093in"/>
    </style:style>
    <style:style style:name="P19" style:parent-style-name="Heading2" style:family="paragraph">
      <style:paragraph-properties fo:margin-left="-0.0027in">
        <style:tab-stops/>
      </style:paragraph-properties>
    </style:style>
    <style:style style:name="P20" style:parent-style-name="Normal" style:family="paragraph">
      <style:paragraph-properties fo:margin-left="-0.0027in" fo:margin-right="0in">
        <style:tab-stops/>
      </style:paragraph-properties>
    </style:style>
    <style:style style:name="P21" style:parent-style-name="Normal" style:family="paragraph">
      <style:paragraph-properties fo:margin-right="0in" fo:text-indent="-0.093in"/>
    </style:style>
    <style:style style:name="P22" style:parent-style-name="Normal" style:family="paragraph">
      <style:paragraph-properties fo:margin-left="-0.0027in" fo:margin-right="0in">
        <style:tab-stops/>
      </style:paragraph-properties>
    </style:style>
    <style:style style:name="P23" style:parent-style-name="Normal" style:family="paragraph">
      <style:paragraph-properties fo:margin-right="0in" fo:text-indent="-0.093in"/>
    </style:style>
    <style:style style:name="P24" style:parent-style-name="Normal" style:family="paragraph">
      <style:paragraph-properties fo:margin-left="-0.0027in" fo:margin-right="0in">
        <style:tab-stops/>
      </style:paragraph-properties>
    </style:style>
    <style:style style:name="P25" style:parent-style-name="Normal" style:family="paragraph">
      <style:paragraph-properties fo:margin-bottom="0.4798in" fo:margin-right="0in" fo:text-indent="-0.093in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Heading2" style:family="paragraph">
      <style:paragraph-properties fo:margin-left="-0.0027in">
        <style:tab-stops/>
      </style:paragraph-properties>
    </style:style>
    <style:style style:name="P31" style:parent-style-name="Normal" style:family="paragraph">
      <style:paragraph-properties fo:margin-left="-0.0027in" fo:margin-right="0in">
        <style:tab-stops/>
      </style:paragraph-properties>
    </style:style>
    <style:style style:name="T32" style:parent-style-name="DefaultParagraphFont" style:family="text">
      <style:text-properties fo:language="en" fo:country="US"/>
    </style:style>
    <style:style style:name="P33" style:parent-style-name="Normal" style:family="paragraph">
      <style:paragraph-properties fo:margin-left="-0.0027in" fo:margin-right="0in">
        <style:tab-stops/>
      </style:paragraph-properties>
      <style:text-properties fo:language="en" fo:country="US"/>
    </style:style>
    <style:style style:name="P34" style:parent-style-name="Normal" style:family="paragraph">
      <style:paragraph-properties fo:margin-bottom="0.4798in" fo:margin-left="-0.0027in" fo:margin-right="0in">
        <style:tab-stops/>
      </style:paragraph-properties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paragraph-properties fo:text-align="start" fo:margin-bottom="0.143in" fo:line-height="107%" fo:margin-left="-0.0027in" fo:margin-right="0in">
        <style:tab-stops/>
      </style:paragraph-properties>
    </style:style>
    <style:style style:name="T37" style:parent-style-name="DefaultParagraphFont" style:family="text">
      <style:text-properties fo:font-weight="bold" style:font-weight-asian="bold" fo:color="#0066CC" fo:font-size="12pt" style:font-size-asian="12pt"/>
    </style:style>
    <style:style style:name="P38" style:parent-style-name="Normal" style:family="paragraph">
      <style:paragraph-properties fo:text-align="start" fo:margin-bottom="0.2743in" fo:line-height="139%" fo:margin-left="-0.0034in" fo:margin-right="-0.0104in">
        <style:tab-stops/>
      </style:paragraph-properties>
    </style:style>
    <style:style style:name="T39" style:parent-style-name="DefaultParagraphFont" style:family="text">
      <style:text-properties fo:color="#646464"/>
    </style:style>
    <style:style style:name="P40" style:parent-style-name="NormalWeb" style:family="paragraph">
      <style:text-properties style:font-name="Arial" style:font-name-complex="Arial"/>
    </style:style>
    <style:style style:name="P41" style:parent-style-name="NormalWeb" style:family="paragraph">
      <style:text-properties style:font-name="Arial" style:font-name-complex="Arial"/>
    </style:style>
    <style:style style:name="P42" style:parent-style-name="NormalWeb" style:family="paragraph"/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 fo:language="en" fo:country="US"/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NormalWeb" style:family="paragraph">
      <style:text-properties style:font-name="Arial" style:font-name-complex="Arial"/>
    </style:style>
    <style:style style:name="P49" style:parent-style-name="NormalWeb" style:family="paragraph">
      <style:text-properties style:font-name="Arial" style:font-name-complex="Arial"/>
    </style:style>
    <style:style style:name="P50" style:parent-style-name="ListParagraph" style:family="paragraph">
      <style:paragraph-properties fo:text-align="start" fo:margin-right="0in"/>
    </style:style>
  </office:automatic-styles>
  <office:body>
    <office:text text:use-soft-page-breaks="true">
      <text:h text:style-name="P1" text:outline-level="1">Abigail Ashley Ayitey</text:h>
      <text:p text:style-name="P2"><text:span text:style-name="T3">abigailashleyayitey@gmail.com | +233 541 823 800 | LinkedIn: Abigail Ashley Ayitey | GitHub: AbigailAshleyA</text:span></text:p>
      <text:h text:style-name="P4" text:outline-level="2">SUMMARY</text:h>
      <text:p text:style-name="P5">Junior Web Developer with<text:span text:style-name="T6"><text:s/>focus on Backend Development and</text:span><text:s/>a solid foundation in HTML, CSS, and JavaScript. Experienced in hospitality, customer service, and<text:s/>a secretary for over four years. Creative, detail-oriented, and passionate about building user-friendly, responsive<text:s/><text:span text:style-name="T7">APIs</text:span>. Experienced in collaborating with<text:s/><text:span text:style-name="T8">Frontend<text:s/></text:span>teams to deliver functional and visually appealing web projects.</text:p>
      <text:h text:style-name="P9" text:outline-level="2">WORK EXPERIENCE</text:h>
      <text:p text:style-name="P10">Secretary |<text:s/><text:span text:style-name="T11">Hospitality</text:span><text:s/>| 2016 - 202<text:span text:style-name="T12">4</text:span></text:p>
      <text:list text:style-name="LFO1" text:continue-numbering="true">
        <text:list-item>
          <text:p text:style-name="P13">Managed administrative tasks including correspondence, scheduling, and documentation.</text:p>
        </text:list-item>
        <text:list-item>
          <text:p text:style-name="P14">Maintained efficient office operations and supported multiple departments.</text:p>
        </text:list-item>
      </text:list>
      <text:p text:style-name="P15">Junior Web Developer | Freelance &amp; Collaborative Projects | 202<text:span text:style-name="T16">5</text:span><text:s/>- Present - Built and maintained responsive websites using HTML, CSS, and JavaScript.</text:p>
      <text:list text:style-name="LFO1" text:continue-numbering="true">
        <text:list-item>
          <text:p text:style-name="P17">Worked closely with peers to develop and debug web components.</text:p>
        </text:list-item>
        <text:list-item>
          <text:p text:style-name="P18">Delivered clean, functional code with attention to user experience.</text:p>
        </text:list-item>
      </text:list>
      <text:h text:style-name="P19" text:outline-level="2">PROJECTS</text:h>
      <text:p text:style-name="P20">DYSHE Website</text:p>
      <text:list text:style-name="LFO2" text:continue-numbering="true">
        <text:list-item>
          <text:p text:style-name="P21">Designed and developed a luxury product website with modern UI/UX principles.</text:p>
        </text:list-item>
      </text:list>
      <text:p text:style-name="P22">Portfolio Website</text:p>
      <text:list text:style-name="LFO2" text:continue-numbering="true">
        <text:list-item>
          <text:p text:style-name="P23">Created a personal portfolio site showcasing projects and development skills.</text:p>
        </text:list-item>
      </text:list>
      <text:p text:style-name="P24">Team Collaborations</text:p>
      <text:list text:style-name="LFO2" text:continue-numbering="true">
        <text:list-item>
          <text:p text:style-name="P25">Participated in building and enhancing<text:span text:style-name="T26"><text:s/>an</text:span><text:s/><text:span text:style-name="T27">API</text:span><text:s/>on collaborative<text:s/><text:span text:style-name="T28">Library Project</text:span><text:span text:style-name="T29"><text:s/>with the Frontend</text:span>.</text:p>
        </text:list-item>
      </text:list>
      <text:h text:style-name="P30" text:outline-level="2">EDUCATION</text:h>
      <text:p text:style-name="P31">MEST Ghana | Web Development | 202<text:span text:style-name="T32">5</text:span></text:p>
      <text:p text:style-name="P33">IBM SkillsBuild |Web Development| 2025</text:p>
      <text:p text:style-name="P34">Crystal Galaxy College | Ticketing &amp; Reservation, Passenger Handling, Customer Service, Cabin Crew | 201<text:span text:style-name="T35">6</text:span></text:p>
      <text:soft-page-break/>
      <text:p text:style-name="P36"><text:span text:style-name="T37">SKILLS</text:span></text:p>
      <text:h text:style-name="Heading1" text:outline-level="1">Abigail Ashley Ayitey</text:h>
      <text:p text:style-name="P38"><text:span text:style-name="T39">abigailashleyayitey@gmail.com | +233 541 823 800 | LinkedIn: Abigail Ashley Ayitey | GitHub: AbigailAshleyA</text:span></text:p>
      <text:list text:style-name="LFO5" text:continue-numbering="true">
        <text:list-item>
          <text:p text:style-name="P40">JavaScript, HTML, CSS</text:p>
        </text:list-item>
        <text:list-item>
          <text:p text:style-name="P41">Node.js, Express.js</text:p>
        </text:list-item>
        <text:list-item>
          <text:p text:style-name="P42"><text:span text:style-name="T43">Multer, Node</text:span><text:span text:style-name="T44">M</text:span><text:span text:style-name="T45">ailer,<text:s/></text:span><text:span text:style-name="T46">B</text:span><text:span text:style-name="T47">crypt, UUID</text:span></text:p>
        </text:list-item>
        <text:list-item>
          <text:p text:style-name="P48">MongoDB, JSON file systems</text:p>
        </text:list-item>
        <text:list-item>
          <text:p text:style-name="P49">Git, Postman, VS Code</text:p>
        </text:list-item>
        <text:list-item>
          <text:p text:style-name="P50">Communication &amp; Collaboratio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H" style:language-asian="en" style:country-asian="GH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.0576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43in" fo:margin-left="0.0076in" fo:text-indent="-0.0069in">
        <style:tab-stops/>
      </style:paragraph-properties>
      <style:text-properties style:font-name="Arial" style:font-name-asian="Arial" style:font-name-complex="Arial" fo:font-weight="bold" style:font-weight-asian="bold" fo:color="#0066CC" fo:font-size="12pt" style:font-size-asian="12pt" fo:hyphenate="false"/>
    </style:style>
    <style:style style:name="Normal" style:display-name="Normal" style:family="paragraph">
      <style:paragraph-properties fo:text-align="justify" fo:margin-bottom="0.1215in" fo:line-height="110%" fo:margin-left="0.0076in" fo:margin-right="0.0006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Arial" style:font-name-asian="Arial" style:font-name-complex="Arial" fo:font-weight="bold" style:font-weight-asian="bold" fo:color="#0066CC" fo:font-size="12pt" style:font-size-asian="12pt"/>
    </style:style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 fo:margin-left="0in" fo:margin-right="0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93in" text:min-label-width="0in" text:list-level-position-and-space-mode="label-alignment">
          <style:list-level-label-alignment text:label-followed-by="listtab" fo:margin-left="0.09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06in" text:min-label-width="0in" text:list-level-position-and-space-mode="label-alignment">
          <style:list-level-label-alignment text:label-followed-by="listtab" fo:margin-left="0.750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093in" text:min-label-width="0in" text:list-level-position-and-space-mode="label-alignment">
          <style:list-level-label-alignment text:label-followed-by="listtab" fo:margin-left="0.093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06in" text:min-label-width="0in" text:list-level-position-and-space-mode="label-alignment">
          <style:list-level-label-alignment text:label-followed-by="listtab" fo:margin-left="0.7506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-">
        <style:list-level-properties text:space-before="0.093in" text:min-label-width="0in" text:list-level-position-and-space-mode="label-alignment">
          <style:list-level-label-alignment text:label-followed-by="listtab" fo:margin-left="0.093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06in" text:min-label-width="0in" text:list-level-position-and-space-mode="label-alignment">
          <style:list-level-label-alignment text:label-followed-by="listtab" fo:margin-left="0.7506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79in" fo:margin-left="0.4326in" fo:margin-bottom="0.9784in" fo:margin-right="0.43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bigail Ashley</meta:initial-creator>
    <dc:creator>Abigail Ashley</dc:creator>
    <meta:creation-date>2025-06-18T22:58:00Z</meta:creation-date>
    <dc:date>2025-06-18T22:58:00Z</dc:date>
    <meta:template xlink:href="Normal" xlink:type="simple"/>
    <meta:editing-cycles>2</meta:editing-cycles>
    <meta:editing-duration>PT360S</meta:editing-duration>
    <meta:document-statistic meta:page-count="2" meta:paragraph-count="3" meta:word-count="271" meta:character-count="1817" meta:row-count="12" meta:non-whitespace-character-count="1549"/>
  </office:meta>
</office:document-meta>
</file>